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4923in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margin-bottom="0.4923in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 fo:margin-bottom="0.4923in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 fo:margin-bottom="0.4923in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margin-bottom="0.4923in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margin-bottom="0.4923in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margin-bottom="0.4923in"/>
    </style:style>
    <style:style style:name="P15" style:parent-style-name="Standard" style:family="paragraph">
      <style:paragraph-properties fo:text-align="center" fo:margin-bottom="0.4923in"/>
    </style:style>
    <style:style style:name="P16" style:parent-style-name="Standard" style:family="paragraph">
      <style:paragraph-properties fo:text-align="end" fo:margin-right="0.1576in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P18" style:parent-style-name="Standard" style:family="paragraph">
      <style:paragraph-properties fo:text-align="end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P20" style:parent-style-name="Standard" style:family="paragraph">
      <style:paragraph-properties fo:text-align="end" fo:margin-bottom="0.4923in" fo:margin-left="0.1576in" fo:margin-right="0.827in">
        <style:tab-stops/>
      </style:paragraph-properties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P22" style:parent-style-name="Standard" style:family="paragraph">
      <style:paragraph-properties fo:text-align="end" fo:margin-left="0.1576in">
        <style:tab-stops/>
      </style:paragraph-properties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P24" style:parent-style-name="Standard" style:family="paragraph">
      <style:paragraph-properties fo:text-align="end" fo:margin-left="0.1576in">
        <style:tab-stops/>
      </style:paragraph-properties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P26" style:parent-style-name="Standard" style:family="paragraph">
      <style:paragraph-properties fo:text-align="end" fo:margin-left="0.1576in">
        <style:tab-stops/>
      </style:paragraph-properties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P29" style:parent-style-name="Standard" style:family="paragraph">
      <style:paragraph-properties fo:text-align="end" fo:margin-bottom="0.4923in" fo:margin-right="1.0236in" fo:text-indent="0.1965in"/>
    </style:style>
    <style:style style:name="T30" style:parent-style-name="Основнойшрифтабзаца" style:family="text">
      <style:text-properties fo:font-size="11pt" style:font-size-asian="11pt" style:font-size-complex="11pt"/>
    </style:style>
    <style:style style:name="T31" style:parent-style-name="Основнойшрифтабзаца" style:family="text">
      <style:text-properties fo:font-size="10pt" style:font-size-asian="10pt" style:font-size-complex="10pt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P33" style:parent-style-name="Standard" style:family="paragraph">
      <style:paragraph-properties fo:text-align="end" fo:margin-bottom="0.4923in" fo:margin-right="1.0236in" fo:text-indent="0.1965in"/>
      <style:text-properties fo:font-size="10pt" style:font-size-asian="10pt" style:font-size-complex="10pt"/>
    </style:style>
    <style:style style:name="T3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3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36" style:parent-style-name="Текстлабораторнойработы" style:family="paragraph">
      <style:paragraph-properties fo:line-height="100%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38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39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0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1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2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3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4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5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6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7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8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9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0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1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2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3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4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5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6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7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8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9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0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1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2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3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65" style:parent-style-name="Standard" style:family="paragraph">
      <style:paragraph-properties fo:line-height="150%" fo:text-indent="0.1965in"/>
    </style:style>
    <style:style style:name="P66" style:parent-style-name="Standard" style:family="paragraph">
      <style:paragraph-properties fo:line-height="150%" fo:text-indent="0.1965in"/>
    </style:style>
    <style:style style:name="P67" style:parent-style-name="Standard" style:family="paragraph">
      <style:paragraph-properties fo:line-height="150%" fo:text-indent="0.1965in"/>
    </style:style>
    <style:style style:name="P68" style:parent-style-name="Standard" style:family="paragraph">
      <style:paragraph-properties fo:line-height="150%" fo:text-indent="0.1965in"/>
    </style:style>
    <style:style style:name="P69" style:parent-style-name="Standard" style:family="paragraph">
      <style:paragraph-properties fo:line-height="150%" fo:text-indent="0.1965in"/>
    </style:style>
    <style:style style:name="P70" style:parent-style-name="Standard" style:family="paragraph">
      <style:paragraph-properties fo:line-height="150%" fo:text-indent="0.1965in"/>
    </style:style>
    <style:style style:name="P71" style:parent-style-name="Standard" style:family="paragraph">
      <style:paragraph-properties fo:line-height="150%" fo:text-indent="0.1965in"/>
    </style:style>
    <style:style style:name="P72" style:parent-style-name="Standard" style:family="paragraph">
      <style:paragraph-properties fo:line-height="150%" fo:text-indent="0.1965in"/>
    </style:style>
    <style:style style:name="P73" style:parent-style-name="Standard" style:family="paragraph">
      <style:paragraph-properties fo:line-height="150%" fo:text-indent="0.1965in"/>
    </style:style>
    <style:style style:name="P74" style:parent-style-name="Standard" style:family="paragraph">
      <style:paragraph-properties fo:line-height="150%" fo:text-indent="0.1965in"/>
    </style:style>
    <style:style style:name="P75" style:parent-style-name="Standard" style:family="paragraph">
      <style:paragraph-properties fo:line-height="150%" fo:text-indent="0.1965in"/>
    </style:style>
    <style:style style:name="P76" style:parent-style-name="Standard" style:family="paragraph">
      <style:paragraph-properties fo:line-height="150%" fo:text-indent="0.1965in"/>
    </style:style>
    <style:style style:name="P77" style:parent-style-name="Standard" style:family="paragraph">
      <style:paragraph-properties fo:line-height="150%" fo:text-indent="0.1965in"/>
    </style:style>
    <style:style style:name="P78" style:parent-style-name="Standard" style:family="paragraph">
      <style:paragraph-properties fo:line-height="150%" fo:text-indent="0.1965in"/>
    </style:style>
    <style:style style:name="P79" style:parent-style-name="Standard" style:family="paragraph">
      <style:paragraph-properties fo:line-height="150%" fo:text-indent="0.1965in"/>
    </style:style>
    <style:style style:name="P80" style:parent-style-name="Standard" style:family="paragraph">
      <style:paragraph-properties fo:line-height="150%" fo:text-indent="0.1965in"/>
    </style:style>
    <style:style style:name="P81" style:parent-style-name="Standard" style:family="paragraph">
      <style:paragraph-properties fo:line-height="150%" fo:text-indent="0.1965in"/>
    </style:style>
    <style:style style:name="P82" style:parent-style-name="Standard" style:family="paragraph">
      <style:paragraph-properties fo:line-height="150%" fo:text-indent="0.1965in"/>
    </style:style>
    <style:style style:name="P83" style:parent-style-name="Standard" style:family="paragraph">
      <style:paragraph-properties fo:line-height="150%" fo:text-indent="0.1965in"/>
    </style:style>
    <style:style style:name="P84" style:parent-style-name="Standard" style:family="paragraph">
      <style:paragraph-properties fo:line-height="150%" fo:text-indent="0.1965in"/>
    </style:style>
    <style:style style:name="P85" style:parent-style-name="Standard" style:family="paragraph">
      <style:paragraph-properties fo:line-height="150%" fo:text-indent="0.1965in"/>
    </style:style>
    <style:style style:name="P86" style:parent-style-name="Standard" style:family="paragraph">
      <style:paragraph-properties fo:line-height="150%" fo:text-indent="0.1965in"/>
    </style:style>
    <style:style style:name="P87" style:parent-style-name="Standard" style:family="paragraph">
      <style:paragraph-properties fo:line-height="150%" fo:text-indent="0.1965in"/>
    </style:style>
    <style:style style:name="P88" style:parent-style-name="Standard" style:family="paragraph">
      <style:paragraph-properties fo:line-height="150%" fo:text-indent="0.1965in"/>
    </style:style>
    <style:style style:name="P89" style:parent-style-name="Standard" style:family="paragraph">
      <style:paragraph-properties fo:line-height="150%" fo:text-indent="0.1965in"/>
    </style:style>
    <style:style style:name="P90" style:parent-style-name="Standard" style:family="paragraph">
      <style:paragraph-properties fo:line-height="150%" fo:text-indent="0.1965in"/>
    </style:style>
    <style:style style:name="T91" style:parent-style-name="yfpdfybthfpltkfЗнак" style:family="text">
      <style:text-properties fo:font-weight="bold" style:font-weight-asian="bold" style:font-weight-complex="bold"/>
    </style:style>
    <style:style style:name="P92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3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4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5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6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7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8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9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0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1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2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3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4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5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6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7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8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9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0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1" style:parent-style-name="yfpdfybthfpltkf" style:family="paragraph">
      <style:paragraph-properties fo:text-align="start"/>
    </style:style>
    <style:style style:name="P112" style:parent-style-name="yfpdfybthfpltkf" style:family="paragraph">
      <style:paragraph-properties fo:text-align="start"/>
    </style:style>
    <style:style style:name="P113" style:parent-style-name="yfpdfybthfpltkf" style:family="paragraph">
      <style:paragraph-properties fo:text-align="start"/>
    </style:style>
    <style:style style:name="T11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1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16" style:parent-style-name="ntrcnkf" style:family="paragraph">
      <style:text-properties fo:font-size="14pt" style:font-size-asian="14pt"/>
    </style:style>
    <style:style style:name="P117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18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19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0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1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2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3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4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5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6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7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8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9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0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1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2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3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4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5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6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7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8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9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0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1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2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3" style:parent-style-name="yfpdfybthfpltkf" style:family="paragraph">
      <style:paragraph-properties fo:text-align="start"/>
    </style:style>
    <style:style style:name="T14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4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4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47" style:parent-style-name="Standard" style:family="paragraph">
      <style:paragraph-properties fo:text-align="center" fo:text-indent="0.1965in"/>
    </style:style>
    <style:style style:name="P148" style:parent-style-name="Standard" style:family="paragraph">
      <style:paragraph-properties fo:text-align="center" fo:text-indent="0.1965in"/>
    </style:style>
    <style:style style:name="P149" style:parent-style-name="Standard" style:family="paragraph">
      <style:paragraph-properties fo:text-align="center" fo:text-indent="0.1965in"/>
    </style:style>
    <style:style style:name="P150" style:parent-style-name="Standard" style:family="paragraph">
      <style:paragraph-properties fo:text-align="center" fo:text-indent="0.1965in"/>
    </style:style>
    <style:style style:name="P151" style:parent-style-name="Standard" style:family="paragraph">
      <style:paragraph-properties fo:text-align="center" fo:text-indent="0.1965in"/>
    </style:style>
    <style:style style:name="P152" style:parent-style-name="Standard" style:family="paragraph">
      <style:paragraph-properties fo:text-align="center" fo:text-indent="0.1965in"/>
    </style:style>
    <style:style style:name="P153" style:parent-style-name="Standard" style:family="paragraph">
      <style:paragraph-properties fo:text-align="center" fo:text-indent="0.1965in"/>
    </style:style>
    <style:style style:name="P154" style:parent-style-name="Standard" style:family="paragraph">
      <style:paragraph-properties fo:text-align="center" fo:text-indent="0.1965in"/>
    </style:style>
    <style:style style:name="P155" style:parent-style-name="Standard" style:family="paragraph">
      <style:paragraph-properties fo:text-align="justify" fo:text-indent="0.1965in"/>
      <style:text-properties style:font-name="Courier New"/>
    </style:style>
    <style:style style:name="P156" style:parent-style-name="Standard" style:family="paragraph">
      <style:paragraph-properties fo:text-align="justify" fo:text-indent="0.1965in"/>
      <style:text-properties style:font-name="Courier New"/>
    </style:style>
    <style:style style:name="P157" style:parent-style-name="Standard" style:family="paragraph">
      <style:paragraph-properties fo:text-align="justify" fo:text-indent="0.1965in"/>
      <style:text-properties style:font-name="Courier New"/>
    </style:style>
    <style:style style:name="P158" style:parent-style-name="Standard" style:family="paragraph">
      <style:paragraph-properties fo:text-align="justify" fo:text-indent="0.1965in"/>
      <style:text-properties style:font-name="Courier New"/>
    </style:style>
    <style:style style:name="P159" style:parent-style-name="Standard" style:family="paragraph">
      <style:paragraph-properties fo:text-align="justify" fo:text-indent="0.1965in"/>
      <style:text-properties style:font-name="Courier New"/>
    </style:style>
    <style:style style:name="P160" style:parent-style-name="Standard" style:family="paragraph">
      <style:paragraph-properties fo:text-align="justify" fo:text-indent="0.1965in"/>
      <style:text-properties style:font-name="Courier New"/>
    </style:style>
    <style:style style:name="P161" style:parent-style-name="Standard" style:family="paragraph">
      <style:paragraph-properties fo:text-align="justify" fo:text-indent="0.1965in"/>
      <style:text-properties style:font-name="Courier New"/>
    </style:style>
    <style:style style:name="P162" style:parent-style-name="Standard" style:family="paragraph">
      <style:paragraph-properties fo:text-align="justify" fo:text-indent="0.1965in"/>
      <style:text-properties style:font-name="Courier New"/>
    </style:style>
    <style:style style:name="P163" style:parent-style-name="Standard" style:family="paragraph">
      <style:paragraph-properties fo:text-align="justify" fo:text-indent="0.1965in"/>
      <style:text-properties style:font-name="Courier New"/>
    </style:style>
    <style:style style:name="P164" style:parent-style-name="Standard" style:family="paragraph">
      <style:paragraph-properties fo:text-align="justify" fo:text-indent="0.1965in"/>
      <style:text-properties style:font-name="Courier New"/>
    </style:style>
    <style:style style:name="P165" style:parent-style-name="Standard" style:family="paragraph">
      <style:paragraph-properties fo:text-align="justify" fo:text-indent="0.1965in"/>
      <style:text-properties style:font-name="Courier New"/>
    </style:style>
    <style:style style:name="P166" style:parent-style-name="Standard" style:family="paragraph">
      <style:paragraph-properties fo:text-align="justify" fo:text-indent="0.1965in"/>
      <style:text-properties style:font-name="Courier New"/>
    </style:style>
    <style:style style:name="P167" style:parent-style-name="Standard" style:family="paragraph">
      <style:paragraph-properties fo:text-align="justify" fo:text-indent="0.1965in"/>
      <style:text-properties style:font-name="Courier New"/>
    </style:style>
    <style:style style:name="P168" style:parent-style-name="Standard" style:family="paragraph">
      <style:paragraph-properties fo:text-align="justify" fo:text-indent="0.1965in"/>
      <style:text-properties style:font-name="Courier New"/>
    </style:style>
    <style:style style:name="P169" style:parent-style-name="Standard" style:family="paragraph">
      <style:paragraph-properties fo:text-align="justify" fo:text-indent="0.1965in"/>
      <style:text-properties style:font-name="Courier New"/>
    </style:style>
    <style:style style:name="P170" style:parent-style-name="Standard" style:family="paragraph">
      <style:paragraph-properties fo:text-align="justify" fo:text-indent="0.1965in"/>
      <style:text-properties style:font-name="Courier New"/>
    </style:style>
    <style:style style:name="P171" style:parent-style-name="Standard" style:family="paragraph">
      <style:paragraph-properties fo:text-align="justify" fo:text-indent="0.1965in"/>
      <style:text-properties style:font-name="Courier New"/>
    </style:style>
    <style:style style:name="P172" style:parent-style-name="Standard" style:family="paragraph">
      <style:paragraph-properties fo:text-align="justify" fo:text-indent="0.1965in"/>
      <style:text-properties style:font-name="Courier New"/>
    </style:style>
    <style:style style:name="P173" style:parent-style-name="Standard" style:family="paragraph">
      <style:paragraph-properties fo:text-align="justify" fo:text-indent="0.1965in"/>
      <style:text-properties style:font-name="Courier New"/>
    </style:style>
    <style:style style:name="P174" style:parent-style-name="Standard" style:family="paragraph">
      <style:paragraph-properties fo:text-align="justify" fo:text-indent="0.1965in"/>
      <style:text-properties style:font-name="Courier New"/>
    </style:style>
    <style:style style:name="P175" style:parent-style-name="Standard" style:family="paragraph">
      <style:paragraph-properties fo:text-align="justify" fo:text-indent="0.1965in"/>
      <style:text-properties style:font-name="Courier New"/>
    </style:style>
    <style:style style:name="P176" style:parent-style-name="Standard" style:family="paragraph">
      <style:paragraph-properties fo:text-align="justify" fo:text-indent="0.1965in"/>
      <style:text-properties style:font-name="Courier New"/>
    </style:style>
    <style:style style:name="P177" style:parent-style-name="Standard" style:family="paragraph">
      <style:paragraph-properties fo:text-align="justify" fo:text-indent="0.1965in"/>
      <style:text-properties style:font-name="Courier New"/>
    </style:style>
    <style:style style:name="P178" style:parent-style-name="Standard" style:family="paragraph">
      <style:paragraph-properties fo:text-align="justify" fo:text-indent="0.1965in"/>
      <style:text-properties style:font-name="Courier New"/>
    </style:style>
    <style:style style:name="P179" style:parent-style-name="Standard" style:family="paragraph">
      <style:paragraph-properties fo:text-align="justify" fo:text-indent="0.1965in"/>
      <style:text-properties style:font-name="Courier New"/>
    </style:style>
    <style:style style:name="P180" style:parent-style-name="Standard" style:family="paragraph">
      <style:paragraph-properties fo:text-align="justify" fo:text-indent="0.1965in"/>
      <style:text-properties style:font-name="Courier New"/>
    </style:style>
    <style:style style:name="P181" style:parent-style-name="Standard" style:family="paragraph">
      <style:paragraph-properties fo:text-align="justify" fo:text-indent="0.1965in"/>
      <style:text-properties style:font-name="Courier New"/>
    </style:style>
    <style:style style:name="P182" style:parent-style-name="Standard" style:family="paragraph">
      <style:paragraph-properties fo:text-align="justify" fo:text-indent="0.1965in"/>
      <style:text-properties style:font-name="Courier New"/>
    </style:style>
    <style:style style:name="P183" style:parent-style-name="Standard" style:family="paragraph">
      <style:paragraph-properties fo:text-align="justify" fo:text-indent="0.1965in"/>
      <style:text-properties style:font-name="Courier New"/>
    </style:style>
    <style:style style:name="P184" style:parent-style-name="Standard" style:family="paragraph">
      <style:paragraph-properties fo:text-align="justify" fo:text-indent="0.1965in"/>
      <style:text-properties style:font-name="Courier New"/>
    </style:style>
    <style:style style:name="P185" style:parent-style-name="Standard" style:family="paragraph">
      <style:paragraph-properties fo:text-align="justify" fo:text-indent="0.1965in"/>
      <style:text-properties style:font-name="Courier New"/>
    </style:style>
    <style:style style:name="P186" style:parent-style-name="Standard" style:family="paragraph">
      <style:paragraph-properties fo:text-align="justify" fo:text-indent="0.1965in"/>
      <style:text-properties style:font-name="Courier New"/>
    </style:style>
    <style:style style:name="P187" style:parent-style-name="Standard" style:family="paragraph">
      <style:paragraph-properties fo:text-align="justify" fo:text-indent="0.1965in"/>
      <style:text-properties style:font-name="Courier New"/>
    </style:style>
    <style:style style:name="P188" style:parent-style-name="Standard" style:family="paragraph">
      <style:paragraph-properties fo:text-align="justify" fo:text-indent="0.1965in"/>
      <style:text-properties style:font-name="Courier New"/>
    </style:style>
    <style:style style:name="P189" style:parent-style-name="Standard" style:family="paragraph">
      <style:paragraph-properties fo:text-align="justify" fo:text-indent="0.1965in"/>
      <style:text-properties style:font-name="Courier New"/>
    </style:style>
    <style:style style:name="P190" style:parent-style-name="Standard" style:family="paragraph">
      <style:paragraph-properties fo:text-align="justify" fo:text-indent="0.1965in"/>
      <style:text-properties style:font-name="Courier New"/>
    </style:style>
    <style:style style:name="P191" style:parent-style-name="Standard" style:family="paragraph">
      <style:paragraph-properties fo:text-align="justify" fo:text-indent="0.1965in"/>
      <style:text-properties style:font-name="Courier New"/>
    </style:style>
    <style:style style:name="P192" style:parent-style-name="Standard" style:family="paragraph">
      <style:paragraph-properties fo:text-align="justify" fo:text-indent="0.1965in"/>
      <style:text-properties style:font-name="Courier New"/>
    </style:style>
    <style:style style:name="P193" style:parent-style-name="Standard" style:family="paragraph">
      <style:paragraph-properties fo:text-align="justify" fo:text-indent="0.1965in"/>
      <style:text-properties style:font-name="Courier New"/>
    </style:style>
    <style:style style:name="P194" style:parent-style-name="Standard" style:family="paragraph">
      <style:paragraph-properties fo:text-align="justify" fo:text-indent="0.1965in"/>
      <style:text-properties style:font-name="Courier New"/>
    </style:style>
    <style:style style:name="P195" style:parent-style-name="Standard" style:family="paragraph">
      <style:paragraph-properties fo:text-align="justify" fo:text-indent="0.1965in"/>
      <style:text-properties style:font-name="Courier New"/>
    </style:style>
    <style:style style:name="P196" style:parent-style-name="Standard" style:family="paragraph">
      <style:paragraph-properties fo:text-align="justify" fo:text-indent="0.1965in"/>
      <style:text-properties style:font-name="Courier New"/>
    </style:style>
    <style:style style:name="P197" style:parent-style-name="Standard" style:family="paragraph">
      <style:paragraph-properties fo:text-align="justify" fo:text-indent="0.1965in"/>
      <style:text-properties style:font-name="Courier New"/>
    </style:style>
    <style:style style:name="P198" style:parent-style-name="Standard" style:family="paragraph">
      <style:paragraph-properties fo:text-align="justify" fo:text-indent="0.1965in"/>
      <style:text-properties style:font-name="Courier New"/>
    </style:style>
    <style:style style:name="P199" style:parent-style-name="Standard" style:family="paragraph">
      <style:paragraph-properties fo:text-align="justify" fo:text-indent="0.1965in"/>
      <style:text-properties style:font-name="Courier New"/>
    </style:style>
    <style:style style:name="P200" style:parent-style-name="Standard" style:family="paragraph">
      <style:paragraph-properties fo:text-align="justify" fo:text-indent="0.1965in"/>
      <style:text-properties style:font-name="Courier New"/>
    </style:style>
    <style:style style:name="P201" style:parent-style-name="Standard" style:family="paragraph">
      <style:paragraph-properties fo:text-align="justify" fo:text-indent="0.1965in"/>
      <style:text-properties style:font-name="Courier New"/>
    </style:style>
    <style:style style:name="P202" style:parent-style-name="Standard" style:family="paragraph">
      <style:paragraph-properties fo:text-align="justify" fo:text-indent="0.1965in"/>
      <style:text-properties style:font-name="Courier New"/>
    </style:style>
    <style:style style:name="P203" style:parent-style-name="Standard" style:family="paragraph">
      <style:paragraph-properties fo:text-align="justify" fo:text-indent="0.1965in"/>
      <style:text-properties style:font-name="Courier New"/>
    </style:style>
    <style:style style:name="TableColumn205" style:family="table-column">
      <style:table-column-properties style:column-width="1.5743in" style:use-optimal-column-width="false"/>
    </style:style>
    <style:style style:name="TableColumn206" style:family="table-column">
      <style:table-column-properties style:column-width="1.575in" style:use-optimal-column-width="false"/>
    </style:style>
    <style:style style:name="TableColumn207" style:family="table-column">
      <style:table-column-properties style:column-width="1.575in" style:use-optimal-column-width="false"/>
    </style:style>
    <style:style style:name="TableColumn208" style:family="table-column">
      <style:table-column-properties style:column-width="1.575in" style:use-optimal-column-width="false"/>
    </style:style>
    <style:style style:name="Table204" style:family="table">
      <style:table-properties style:width="6.2993in" fo:margin-left="0in" table:align="lef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family="graphic" style:name="a0">
      <style:graphic-properties style:vertical-pos="middle"/>
    </style:style>
    <style:style style:family="graphic" style:name="a1">
      <style:graphic-properties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4">Федеративное государственное автономное образовательное учреждение высшего образования</text:p>
      <text:p text:style-name="P5">«ТОМСКИЙ ГОСУДАРСТВЕННЫЙУНИВЕРСИТЕТ СИСТЕМ УПРАВЛЕНИЯ И<text:s/>РАДИОЭЛЕКТРОНИКИ» (ТУСУР)</text:p>
      <text:p text:style-name="P6"><text:span text:style-name="T7">кафедра институт радиоэлектронной техники</text:span></text:p>
      <text:p text:style-name="P8"><text:span text:style-name="T9">(ИРЭТ)</text:span></text:p>
      <text:p text:style-name="P10"><text:span text:style-name="T11">ТЕКСТОВЫЙ РЕДАКТОР</text:span></text:p>
      <text:p text:style-name="P12"><text:span text:style-name="T13">отчет по лабораторной работе по дисциплине «информатика»</text:span></text:p>
      <text:p text:style-name="P14"/>
      <text:p text:style-name="P15"/>
      <text:p text:style-name="P16"><text:span text:style-name="T17">студент гр.135-2</text:span></text:p>
      <text:p text:style-name="P18"><text:span text:style-name="T19">_____ С.В.Величко</text:span></text:p>
      <text:p text:style-name="P20"><text:span text:style-name="T21">_______</text:span></text:p>
      <text:p text:style-name="P22"><text:span text:style-name="T23">Руководитель</text:span></text:p>
      <text:p text:style-name="P24"><text:span text:style-name="T25">Доцент каф. РЭТЭМ</text:span></text:p>
      <text:p text:style-name="P26"><text:span text:style-name="T27">_____ <text:s text:c="2"/></text:span><text:span text:style-name="T28">_____К.Н.Афонин</text:span></text:p>
      <text:p text:style-name="P29"><text:span text:style-name="T30">оценка</text:span><text:span text:style-name="T31"><text:s text:c="5"/></text:span><text:span text:style-name="T32">____</text:span></text:p>
      <text:p text:style-name="P33"/>
      <text:p text:style-name="титульный">Томск 2025</text:p>
      <text:p text:style-name="yfpdfybthfpltkf"/>
      <text:soft-page-break/>
      <text:p text:style-name="yfpdfybthfpltkf">Информатика давно перестала быть просто академической дисциплиной или областью интересов программистов.<text:s/></text:p>
      <text:p text:style-name="текстлабы">Она превратилась в<text:s/><text:span text:style-name="T34">фундаментальный язык</text:span>, на котором говорит современный мир. От работы банков и логистических систем до наших личных смартфонов и социальных сетей — всё построено на принципах, которые изучает информатика. Это наука не только о компьютерах, но, в первую очередь, об информации: её с<text:span text:style-name="T35">боре, хранении, обработке, передаче и использовании</text:span>. Понимание её основ стало новой формой грамотности, необходимой каждому человеку.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yfpdfybthfpltkf"/>
      <text:soft-page-break/>
      <text:p text:style-name="названиераздела0">Сердцем информатики являются алгоритмы — пошаговые инструкции для решения задач.</text:p>
      <text:p text:style-name="текстлабы">Эти инструкции, записанные на специальных языках<text:s/>программирования, заставляют компьютеры выполнять сложнейшие операции за<text:s/><text:span text:style-name="T64">доли секунды</text:span>. Алгоритмы управляют поиском в интернете, рекомендуют нам фильмы, прокладывают маршруты и защищают наши данные. Умение мыслить алгоритмически, то есть разбивать сложную проблему на последовательность простых шагов, — это ключевой навык, который развивает эта наука и который пригодится в любой сфере жизни.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ntrcnkf"/>
      <text:soft-page-break/>
      <text:p text:style-name="названиераздела0"><text:span text:style-name="T91">Одним из важнейших разделов информатики является анализ данных.</text:span></text:p>
      <text:p text:style-name="текстлабы"><text:s/><text:span text:style-name="текстлабыЗнак">В современном мире мы<text:s/></text:span><text:span text:style-name="текстлабыЗнак">создаем объемы информации — Big Data («большие данные»).</text:span><text:span text:style-name="текстлабыЗнак"><text:s/></text:span><text:span text:style-name="текстлабыЗнак">Задача специалистов — извлечь из этого моря сырых данных ценные закономерности и идеи. мощью специальных методов и инструментов аналитики могут предсказать тенденции рынка, оптимизировать бизнес-проц</text:span><text:span text:style-name="текстлабыЗнак">ессы,<text:s/></text:span><text:bookmark-start text:name="tw-target-text"/><text:bookmark-end text:name="tw-target-text"/><text:span text:style-name="текстлабыЗнак">персонализировать</text:span><text:span text:style-name="текстлабыЗнак"><text:s/></text:span><text:span text:style-name="текстлабыЗнак">медицину и даже бороться с преступностью. Таким образом, данные превращаются в<text:s/></text:span><text:span text:style-name="текстлабыЗнак">один из самых ценных ресурсов XXI века</text:span><text:span text:style-name="текстлабыЗнак">.</text:span></text:p>
      <text:p text:style-name="Текстлабораторнойработы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soft-page-break/>
      <text:p text:style-name="названиераздела0">Безопасность информации также стала краеугольным камнем цифровой эпохи.</text:p>
      <text:p text:style-name="текстлабы"><text:s/>Киберпреступность, утечки персональных данных, хакерские атаки на критическую инфраструктуру — всё это реалии нашего времени. Информатика отвечает на эти вызовы,<text:s/><text:span text:style-name="T114">разрабатывая сложные системы шифрования</text:span>, протоколы безопасной передачи данных и методы защиты<text:s/>сетей. Понимание основ кибербезопасности важно не только для<text:s/><text:span text:style-name="T115">IT-специалистов</text:span>, но и для обычных пользователей, чтобы защитить свою приватность в digital-пространстве.</text:p>
      <text:p text:style-name="P116"/>
      <text:p text:style-name="P117"/>
      <text:p text:style-name="P118"/>
      <text:p text:style-name="P119"/>
      <text:p text:style-name="P120"/>
      <text:p text:style-name="ntrcnkf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названиераздела0"/>
      <text:p text:style-name="названиераздела0"/>
      <text:p text:style-name="названиераздела0"/>
      <text:soft-page-break/>
      <text:p text:style-name="названиераздела0">Таким образом, информатика — это динамичная и<text:s/>живая наука, которая продолжает изменять форму нашу реальность.</text:p>
      <text:p text:style-name="текстлабы"><text:s/>Появление<text:s/><text:span text:style-name="T144">квантовых вычислений</text:span>,<text:s/><text:span text:style-name="T145">искусственного интеллекта</text:span><text:s/>и<text:s/><text:span text:style-name="T146">развития «интернета вещей»</text:span><text:s/>открывает новые горизонты и ставит сложные этические и философские вопросы. Изучая информатику, мы не просто осваиваем инструменты для будущей профессии, мы учимся понимать и критически оценивать тот технологичный мир, который стремительно меняется вокруг нас.</text:p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ntrcnkf"/>
      <text:p text:style-name="Текстлабораторнойработы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><draw:frame draw:style-name="a0" text:anchor-type="as-char" svg:x="0in" svg:y="0in" svg:width="6.47917in" svg:height="0.75in" style:rel-width="scale" style:rel-height="scale"><draw:object xlink:href="Object 1/" xlink:type="simple" xlink:show="embed" xlink:actuate="onLoad"/></draw:frame>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able:table table:style-name="Table204">
        <table:table-columns>
          <table:table-column table:style-name="TableColumn205"/>
          <table:table-column table:style-name="TableColumn206"/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soft-page-break/>
            <text:p text:style-name="P211">номер</text:p>
          </table:table-cell>
          <table:table-cell table:style-name="TableCell212">
            <text:p text:style-name="P213">название</text:p>
          </table:table-cell>
          <table:table-cell table:style-name="TableCell214">
            <text:p text:style-name="P215">Код<text:s/>оценки</text:p>
          </table:table-cell>
          <table:table-cell table:style-name="TableCell216">
            <text:p text:style-name="P217">оценка</text:p>
          </table:table-cell>
        </table:table-row>
        <table:table-row table:style-name="TableRow218">
          <table:table-cell table:style-name="TableCell219">
            <text:p text:style-name="P220">1</text:p>
          </table:table-cell>
          <table:table-cell table:style-name="TableCell221">
            <text:p text:style-name="P222">Русский язык</text:p>
          </table:table-cell>
          <table:table-cell table:style-name="TableCell223">
            <text:p text:style-name="P224">4</text:p>
          </table:table-cell>
          <table:table-cell table:style-name="TableCell225">
            <text:p text:style-name="P226">хорошо</text:p>
          </table:table-cell>
        </table:table-row>
        <table:table-row table:style-name="TableRow227">
          <table:table-cell table:style-name="TableCell228">
            <text:p text:style-name="P229">2</text:p>
          </table:table-cell>
          <table:table-cell table:style-name="TableCell230">
            <text:p text:style-name="P231">математика</text:p>
          </table:table-cell>
          <table:table-cell table:style-name="TableCell232">
            <text:p text:style-name="P233">3</text:p>
          </table:table-cell>
          <table:table-cell table:style-name="TableCell234">
            <text:p text:style-name="P235">удовлетворительно</text:p>
          </table:table-cell>
        </table:table-row>
        <table:table-row table:style-name="TableRow236">
          <table:table-cell table:style-name="TableCell237">
            <text:p text:style-name="P238">3</text:p>
          </table:table-cell>
          <table:table-cell table:style-name="TableCell239">
            <text:p text:style-name="P240">информатика</text:p>
          </table:table-cell>
          <table:table-cell table:style-name="TableCell241">
            <text:p text:style-name="P242">5</text:p>
          </table:table-cell>
          <table:table-cell table:style-name="TableCell243">
            <text:p text:style-name="P244">отлично</text:p>
          </table:table-cell>
        </table:table-row>
        <table:table-row table:style-name="TableRow245">
          <table:table-cell table:style-name="TableCell246">
            <text:p text:style-name="P247">4</text:p>
          </table:table-cell>
          <table:table-cell table:style-name="TableCell248">
            <text:p text:style-name="P249">физика</text:p>
          </table:table-cell>
          <table:table-cell table:style-name="TableCell250">
            <text:p text:style-name="P251">3</text:p>
          </table:table-cell>
          <table:table-cell table:style-name="TableCell252">
            <text:p text:style-name="P253">удовлетворительно</text:p>
          </table:table-cell>
        </table:table-row>
        <table:table-row table:style-name="TableRow254">
          <table:table-cell table:style-name="TableCell255">
            <text:p text:style-name="P256">5</text:p>
          </table:table-cell>
          <table:table-cell table:style-name="TableCell257">
            <text:p text:style-name="P258">обж</text:p>
          </table:table-cell>
          <table:table-cell table:style-name="TableCell259">
            <text:p text:style-name="P260">5</text:p>
          </table:table-cell>
          <table:table-cell table:style-name="TableCell261">
            <text:p text:style-name="P262">хорошо</text:p>
          </table:table-cell>
        </table:table-row>
      </table:table>
      <text:p text:style-name="Текстлабораторнойработы"/>
      <text:p text:style-name="Текстлабораторнойработы"><draw:frame draw:style-name="a1" draw:name="Диаграмма 2" text:anchor-type="as-char" svg:x="0in" svg:y="0in" svg:width="6in" svg:height="3.5in" style:rel-width="scale" style:rel-height="scale"><draw:object xlink:href="Object 2/" xlink:type="simple" xlink:show="embed" xlink:actuate="onLoad"/><svg:title/><svg:desc/></draw:frame></text:p>
      <text:p text:style-name="Текстлабораторнойработы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титульный" style:display-name="титульный" style:family="paragraph" style:parent-style-name="Standard">
      <style:paragraph-properties fo:text-align="center" fo:text-indent="0.1965in"/>
      <style:text-properties fo:font-size="14pt" style:font-size-asian="14pt" style:font-size-complex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Текстлабораторнойработы" style:display-name="Текст лабораторной работы" style:family="paragraph">
      <style:paragraph-properties fo:text-align="justify" fo:line-height="150%"/>
      <style:text-properties fo:hyphenate="false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Названиераздела" style:display-name="Название раздела" style:family="text">
      <style:text-properties fo:font-size="14pt" style:font-size-asian="14pt" style:font-size-complex="14pt" fo:language="ru" fo:country="RU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yfpdfybthfpltkf" style:display-name="yfpdfybt hfpltkf" style:family="paragraph" style:parent-style-name="Обычный">
      <style:paragraph-properties fo:text-align="center"/>
      <style:text-properties style:font-name="Arial" style:font-name-complex="Courier New" fo:font-weight="bold" style:font-weight-asian="bold" fo:font-size="18pt" style:font-size-asian="18pt" fo:hyphenate="false"/>
    </style:style>
    <style:style style:name="ntrcnkf" style:display-name="ntrcn kf" style:family="paragraph" style:parent-style-name="Standard">
      <style:paragraph-properties fo:text-align="justify" fo:line-height="150%" fo:text-indent="0.1965in"/>
      <style:text-properties style:font-size-complex="14pt" fo:hyphenate="false"/>
    </style:style>
    <style:style style:name="yfpdfybthfpltkfЗнак" style:display-name="yfpdfybt hfpltkf Знак" style:family="text" style:parent-style-name="Основнойшрифтабзаца">
      <style:text-properties style:font-name="Arial" style:font-name-complex="Courier New" fo:font-weight="bold" style:font-weight-asian="bold" fo:font-size="18pt" style:font-size-asian="18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StandardЗнак" style:display-name="Standard Знак" style:family="text" style:parent-style-name="Основнойшрифтабзаца"/>
    <style:style style:name="ntrcnkfЗнак" style:display-name="ntrcn kf Знак" style:family="text" style:parent-style-name="StandardЗнак">
      <style:text-properties style:font-size-complex="14pt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названиераздела0" style:display-name="название раздела" style:family="paragraph" style:parent-style-name="yfpdfybthfpltkf">
      <style:text-properties fo:hyphenate="false"/>
    </style:style>
    <style:style style:name="текстлабы" style:display-name="текст лабы" style:family="paragraph" style:parent-style-name="ntrcnkf">
      <style:text-properties fo:hyphenate="false"/>
    </style:style>
    <style:style style:name="yfpdfybthfpltkfЗнак1" style:display-name="yfpdfybt hfpltkf Знак1" style:family="text" style:parent-style-name="Основнойшрифтабзаца">
      <style:text-properties style:font-name="Arial" style:font-name-complex="Courier New" fo:font-weight="bold" style:font-weight-asian="bold" fo:font-size="18pt" style:font-size-asian="18pt"/>
    </style:style>
    <style:style style:name="названиеразделаЗнак" style:display-name="название раздела Знак" style:family="text" style:parent-style-name="yfpdfybthfpltkfЗнак1">
      <style:text-properties style:font-name="Arial" style:font-name-complex="Courier New" fo:font-weight="bold" style:font-weight-asian="bold" fo:font-size="18pt" style:font-size-asian="18pt"/>
    </style:style>
    <style:style style:name="StandardЗнак1" style:display-name="Standard Знак1" style:family="text" style:parent-style-name="Основнойшрифтабзаца"/>
    <style:style style:name="ntrcnkfЗнак1" style:display-name="ntrcn kf Знак1" style:family="text" style:parent-style-name="StandardЗнак1">
      <style:text-properties style:font-size-complex="14pt"/>
    </style:style>
    <style:style style:name="текстлабыЗнак" style:display-name="текст лабы Знак" style:family="text" style:parent-style-name="ntrcnkfЗнак1">
      <style:text-properties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end"/>
    </style:style>
    <style:style style:name="T3" style:parent-style-name="Основнойшрифтабзаца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P2"><text:span text:style-name="T3"><text:page-number text:fixed="false">7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емён Величко</meta:initial-creator>
    <dc:creator>Семён Величко</dc:creator>
    <meta:creation-date>2025-09-15T15:40:00Z</meta:creation-date>
    <dc:date>2025-09-15T15:46:00Z</dc:date>
    <meta:template xlink:href="Normal.dotm" xlink:type="simple"/>
    <meta:editing-cycles>3</meta:editing-cycles>
    <meta:editing-duration>PT480S</meta:editing-duration>
    <meta:document-statistic meta:page-count="8" meta:paragraph-count="7" meta:word-count="526" meta:character-count="3519" meta:row-count="25" meta:non-whitespace-character-count="3000"/>
  </office:meta>
</office:document-meta>
</file>

<file path=Object 1/content.xml><?xml version="1.0" encoding="utf-8"?>
<mml:math xmlns:mml="http://www.w3.org/1998/Math/MathML" xmlns:m="http://schemas.openxmlformats.org/officeDocument/2006/math">
  <mml:mtable>
    <mml:mtr>
      <mml:mtd>
        <mml:mi>z</mml:mi>
        <mml:mo>=</mml:mo>
        <mml:mfrac>
          <mml:mrow>
            <mml:mfenced open="|" close="|" separators="|">
              <mml:mrow>
                <mml:mi>x</mml:mi>
              </mml:mrow>
            </mml:mfenced>
            <mml:mo>+</mml:mo>
            <mml:mfenced open="|" close="|" separators="|">
              <mml:mrow>
                <mml:mi>y</mml:mi>
              </mml:mrow>
            </mml:mfenced>
          </mml:mrow>
          <mml:mrow>
            <mml:mn>1</mml:mn>
            <mml:mo>+</mml:mo>
            <mml:msqrt>
              <mml:mfenced open="|" close="|" separators="|">
                <mml:mrow>
                  <mml:mi>x</mml:mi>
                </mml:mrow>
              </mml:mfenced>
              <mml:mo>+</mml:mo>
              <mml:mfenced open="|" close="|" separators="|">
                <mml:mrow>
                  <mml:mi>y</mml:mi>
                </mml:mrow>
              </mml:mfenced>
            </mml:msqrt>
          </mml:mrow>
        </mml:mfrac>
      </mml:mtd>
      <mml:mtd>
        <mml:mi>z</mml:mi>
        <mml:mo>=</mml:mo>
        <mml:mfenced open="{" close="" separators="|">
          <mml:mrow>
            <mml:mtable>
              <mml:mtr>
                <mml:mtd>
                  <mml:mrow>
                    <mml:maligngroup/>
                    <mml:mroot>
                      <mml:mrow>
                        <mml:msup>
                          <mml:mrow>
                            <mml:mn>3</mml:mn>
                            <mml:mi>x</mml:mi>
                          </mml:mrow>
                          <mml:mrow>
                            <mml:mn>2</mml:mn>
                          </mml:mrow>
                        </mml:msup>
                        <mml:mo>+</mml:mo>
                        <mml:msup>
                          <mml:mrow>
                            <mml:mi>y</mml:mi>
                          </mml:mrow>
                          <mml:mrow>
                            <mml:mn>5</mml:mn>
                          </mml:mrow>
                        </mml:msup>
                      </mml:mrow>
                      <mml:mrow>
                        <mml:mn>7</mml:mn>
                      </mml:mrow>
                    </mml:mroot>
                    <mml:mi> </mml:mi>
                    <mml:mi>п</mml:mi>
                    <mml:mi>р</mml:mi>
                    <mml:mi>и</mml:mi>
                    <mml:mi> </mml:mi>
                    <mml:mi>x</mml:mi>
                    <mml:mo>≤</mml:mo>
                    <mml:mn>0</mml:mn>
                  </mml:mrow>
                </mml:mtd>
              </mml:mtr>
              <mml:mtr>
                <mml:mtd>
                  <mml:mrow>
                    <mml:maligngroup/>
                    <mml:mrow>
                      <mml:mrow>
                        <mml:msup>
                          <mml:mrow>
                            <mml:mi mathvariant="normal">sin</mml:mi>
                          </mml:mrow>
                          <mml:mrow>
                            <mml:mo>-</mml:mo>
                            <mml:mn>1</mml:mn>
                          </mml:mrow>
                        </mml:msup>
                      </mml:mrow>
                      <mml:mo>⁡</mml:mo>
                      <mml:mrow>
                        <mml:mfenced separators="|">
                          <mml:mrow>
                            <mml:mfrac bevelled="true">
                              <mml:mrow>
                                <mml:mi>x</mml:mi>
                              </mml:mrow>
                              <mml:mrow>
                                <mml:mi>y</mml:mi>
                              </mml:mrow>
                            </mml:mfrac>
                          </mml:mrow>
                        </mml:mfenced>
                      </mml:mrow>
                    </mml:mrow>
                    <mml:mi> </mml:mi>
                    <mml:mi>п</mml:mi>
                    <mml:mi>р</mml:mi>
                    <mml:mi>и</mml:mi>
                    <mml:mi> </mml:mi>
                    <mml:mi>x</mml:mi>
                    <mml:mo>&gt;</mml:mo>
                    <mml:mn>0</mml:mn>
                    <mml:mo>,</mml:mo>
                    <mml:mfenced open="|" close="|" separators="|">
                      <mml:mrow>
                        <mml:mi>y</mml:mi>
                      </mml:mrow>
                    </mml:mfenced>
                    <mml:mo>≥</mml:mo>
                    <mml:mi>x</mml:mi>
                  </mml:mrow>
                </mml:mtd>
              </mml:mtr>
              <mml:mtr>
                <mml:mtd>
                  <mml:mrow>
                    <mml:maligngroup/>
                    <mml:mrow>
                      <mml:mrow>
                        <mml:msub>
                          <mml:mrow>
                            <mml:mi mathvariant="normal">log</mml:mi>
                          </mml:mrow>
                          <mml:mrow>
                            <mml:mi>x</mml:mi>
                            <mml:mo>-</mml:mo>
                            <mml:mfenced open="|" close="|" separators="|">
                              <mml:mrow>
                                <mml:mi>y</mml:mi>
                              </mml:mrow>
                            </mml:mfenced>
                            <mml:mo>+</mml:mo>
                            <mml:mn>1</mml:mn>
                          </mml:mrow>
                        </mml:msub>
                      </mml:mrow>
                      <mml:mo>⁡</mml:mo>
                      <mml:mrow>
                        <mml:mfenced separators="|">
                          <mml:mrow>
                            <mml:mn>4</mml:mn>
                            <mml:mi>x</mml:mi>
                            <mml:mo>+</mml:mo>
                            <mml:mfenced open="|" close="|" separators="|">
                              <mml:mrow>
                                <mml:mn>3</mml:mn>
                                <mml:mi>y</mml:mi>
                              </mml:mrow>
                            </mml:mfenced>
                          </mml:mrow>
                        </mml:mfenced>
                      </mml:mrow>
                    </mml:mrow>
                    <mml:mi>п</mml:mi>
                    <mml:mi>р</mml:mi>
                    <mml:mi>и</mml:mi>
                    <mml:mi> </mml:mi>
                    <mml:mi>x</mml:mi>
                    <mml:mo>&gt;</mml:mo>
                    <mml:mn>0</mml:mn>
                    <mml:mo>,</mml:mo>
                    <mml:mfenced open="|" close="|" separators="|">
                      <mml:mrow>
                        <mml:mi>y</mml:mi>
                      </mml:mrow>
                    </mml:mfenced>
                    <mml:mo>&lt;</mml:mo>
                    <mml:mi>x</mml:mi>
                  </mml:mrow>
                </mml:mtd>
              </mml:mtr>
            </mml:mtable>
          </mml:mrow>
        </mml:mfenced>
      </mml:mtd>
      <mml:mtd>
        <mml:mo>∫</mml:mo>
        <mml:mfrac>
          <mml:mrow>
            <mml:mi>d</mml:mi>
            <mml:mi>x</mml:mi>
          </mml:mrow>
          <mml:mrow>
            <mml:msup>
              <mml:mrow>
                <mml:mrow>
                  <mml:mrow>
                    <mml:mi mathvariant="normal">sin</mml:mi>
                  </mml:mrow>
                  <mml:mo>⁡</mml:mo>
                  <mml:mrow>
                    <mml:mi>x</mml:mi>
                  </mml:mrow>
                </mml:mrow>
              </mml:mrow>
              <mml:mrow>
                <mml:mn>2</mml:mn>
              </mml:mrow>
            </mml:msup>
          </mml:mrow>
        </mml:mfrac>
        <mml:mo>=</mml:mo>
        <mml:mo>-</mml:mo>
        <mml:mrow>
          <mml:mrow>
            <mml:mi mathvariant="normal">cot</mml:mi>
          </mml:mrow>
          <mml:mo>⁡</mml:mo>
          <mml:mrow>
            <mml:mi>x</mml:mi>
          </mml:mrow>
        </mml:mrow>
        <mml:mo>+</mml:mo>
        <mml:mi>C</mml:mi>
      </mml:mtd>
    </mml:mtr>
  </mml:mtable>
</mml:math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2.0pt" svg:width="432.0pt" chart:style-name="Crt0">
        <chart:title chart:style-name="CT00">
          <text:p text:style-name="a0" text:class-names="" text:cond-style-name="">Ряд 1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Ряд 1</text:p>
              </table:table-cell>
            </table:table-row>
          </table:table-header-rows>
          <table:table-row>
            <table:table-cell office:value-type="string">
              <text:p>русский язык</text:p>
            </table:table-cell>
            <table:table-cell office:value-type="float" office:value="4"/>
          </table:table-row>
          <table:table-row>
            <table:table-cell office:value-type="string">
              <text:p>математика</text:p>
            </table:table-cell>
            <table:table-cell office:value-type="float" office:value="3"/>
          </table:table-row>
          <table:table-row>
            <table:table-cell office:value-type="string">
              <text:p>информатика</text:p>
            </table:table-cell>
            <table:table-cell office:value-type="float" office:value="5"/>
          </table:table-row>
          <table:table-row>
            <table:table-cell office:value-type="string">
              <text:p>физака</text:p>
            </table:table-cell>
            <table:table-cell office:value-type="float" office:value="3"/>
          </table:table-row>
          <table:table-row>
            <table:table-cell office:value-type="string">
              <text:p>обж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